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8pt" style:text-underline-style="solid" style:text-underline-width="auto" style:text-underline-color="font-color" fo:font-weight="bold" officeooo:rsid="00082830" officeooo:paragraph-rsid="00082830"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8pt" style:text-underline-style="solid" style:text-underline-width="auto" style:text-underline-color="font-color" fo:font-weight="bold" officeooo:rsid="00082830" officeooo:paragraph-rsid="00082830" style:font-size-asian="18pt" style:font-weight-asian="bold" style:font-size-complex="18pt" style:font-weight-complex="bold"/>
    </style:style>
    <style:style style:name="P3" style:family="paragraph" style:parent-style-name="Text_20_body">
      <style:paragraph-properties fo:text-align="start" style:justify-single-word="false"/>
      <style:text-properties fo:font-size="14pt" style:text-underline-style="none" fo:font-weight="normal" officeooo:rsid="00082830" officeooo:paragraph-rsid="00082830" style:font-size-asian="12.25pt" style:font-weight-asian="normal" style:font-size-complex="14pt" style:font-weight-complex="normal"/>
    </style:style>
    <style:style style:name="P4" style:family="paragraph" style:parent-style-name="Text_20_body">
      <style:paragraph-properties fo:text-align="start" style:justify-single-word="false"/>
      <style:text-properties fo:font-size="14pt" fo:font-weight="bold" officeooo:rsid="00082830" officeooo:paragraph-rsid="00082830" style:font-size-asian="14pt" style:font-weight-asian="bold" style:font-size-complex="14pt" style:font-weight-complex="bold"/>
    </style:style>
    <style:style style:name="P5" style:family="paragraph" style:parent-style-name="Text_20_body">
      <style:paragraph-properties fo:text-align="start" style:justify-single-word="false"/>
      <style:text-properties fo:font-size="14pt" fo:font-weight="bold" officeooo:rsid="0009c5aa" officeooo:paragraph-rsid="0009c5aa" style:font-size-asian="14pt" style:font-weight-asian="bold" style:font-size-complex="14pt" style:font-weight-complex="bold"/>
    </style:style>
    <style:style style:name="P6" style:family="paragraph" style:parent-style-name="Text_20_body">
      <style:text-properties fo:font-size="14pt" style:font-size-asian="14pt" style:font-size-complex="14pt"/>
    </style:style>
    <style:style style:name="P7" style:family="paragraph" style:parent-style-name="Text_20_body">
      <style:paragraph-properties fo:text-align="start" style:justify-single-word="false"/>
      <style:text-properties fo:font-size="14pt" officeooo:paragraph-rsid="00082830" style:font-size-asian="14pt" style:font-size-complex="14pt"/>
    </style:style>
    <style:style style:name="P8" style:family="paragraph" style:parent-style-name="Text_20_body">
      <style:paragraph-properties fo:text-align="start" style:justify-single-word="false"/>
      <style:text-properties fo:font-size="14pt" officeooo:paragraph-rsid="0009c5aa" style:font-size-asian="14pt" style:font-size-complex="14pt"/>
    </style:style>
    <style:style style:name="P9" style:family="paragraph" style:parent-style-name="Text_20_body">
      <style:text-properties fo:font-size="14pt" officeooo:paragraph-rsid="00082830" style:font-size-asian="14pt" style:font-size-complex="14pt"/>
    </style:style>
    <style:style style:name="P10" style:family="paragraph" style:parent-style-name="Text_20_body" style:list-style-name="L3">
      <style:text-properties fo:font-size="14pt" style:font-size-asian="14pt" style:font-size-complex="14pt"/>
    </style:style>
    <style:style style:name="P11" style:family="paragraph" style:parent-style-name="Text_20_body">
      <style:text-properties fo:font-size="14pt" officeooo:rsid="00082830" officeooo:paragraph-rsid="00082830" style:font-size-asian="14pt" style:font-size-complex="14pt"/>
    </style:style>
    <style:style style:name="P12" style:family="paragraph" style:parent-style-name="Text_20_body">
      <style:text-properties fo:font-size="14pt" officeooo:rsid="000cc9e4" officeooo:paragraph-rsid="000cc9e4" style:font-size-asian="14pt" style:font-size-complex="14pt"/>
    </style:style>
    <style:style style:name="P13" style:family="paragraph" style:parent-style-name="Text_20_body">
      <style:text-properties fo:font-size="14pt" officeooo:paragraph-rsid="000cc9e4" style:font-size-asian="14pt" style:font-size-complex="14pt"/>
    </style:style>
    <style:style style:name="P14" style:family="paragraph" style:parent-style-name="Text_20_body" style:list-style-name="L6">
      <style:text-properties fo:font-size="14pt" style:font-size-asian="14pt" style:font-size-complex="14pt"/>
    </style:style>
    <style:style style:name="P15" style:family="paragraph" style:parent-style-name="Text_20_body">
      <style:text-properties officeooo:rsid="00082830" officeooo:paragraph-rsid="00082830"/>
    </style:style>
    <style:style style:name="P16" style:family="paragraph" style:parent-style-name="Text_20_body">
      <style:text-properties officeooo:paragraph-rsid="0009c5aa"/>
    </style:style>
    <style:style style:name="P17" style:family="paragraph" style:parent-style-name="Text_20_body">
      <style:paragraph-properties fo:text-align="start" style:justify-single-word="false"/>
      <style:text-properties fo:font-size="16pt" style:text-underline-style="solid" style:text-underline-width="auto" style:text-underline-color="font-color" fo:font-weight="bold" officeooo:rsid="000cc9e4" officeooo:paragraph-rsid="000cc9e4" style:font-size-asian="16pt" style:font-weight-asian="bold" style:font-size-complex="16pt" style:font-weight-complex="bold"/>
    </style:style>
    <style:style style:name="P18" style:family="paragraph" style:parent-style-name="Text_20_body">
      <style:text-properties fo:font-size="16pt" style:text-underline-style="solid" style:text-underline-width="auto" style:text-underline-color="font-color" fo:font-weight="bold" officeooo:rsid="000cc9e4" officeooo:paragraph-rsid="000cc9e4" style:font-size-asian="16pt" style:font-weight-asian="bold" style:font-size-complex="16pt" style:font-weight-complex="bold"/>
    </style:style>
    <style:style style:name="P19" style:family="paragraph" style:parent-style-name="Text_20_body" style:list-style-name="L3">
      <style:paragraph-properties fo:margin-top="0cm" fo:margin-bottom="0cm" style:contextual-spacing="false"/>
      <style:text-properties fo:font-size="14pt" style:font-size-asian="14pt" style:font-size-complex="14pt"/>
    </style:style>
    <style:style style:name="P20" style:family="paragraph" style:parent-style-name="Text_20_body" style:list-style-name="L6">
      <style:paragraph-properties fo:margin-top="0cm" fo:margin-bottom="0cm" style:contextual-spacing="false"/>
      <style:text-properties fo:font-size="14pt" style:font-size-asian="14pt" style:font-size-complex="14pt"/>
    </style:style>
    <style:style style:name="P21" style:family="paragraph" style:parent-style-name="Heading_20_2">
      <style:paragraph-properties fo:text-align="start" style:justify-single-word="false"/>
      <style:text-properties fo:font-size="14pt" fo:font-weight="bold" officeooo:rsid="00082830" officeooo:paragraph-rsid="00082830" style:font-size-asian="14pt" style:font-weight-asian="bold" style:font-size-complex="14pt" style:font-weight-complex="bold"/>
    </style:style>
    <style:style style:name="P22" style:family="paragraph" style:parent-style-name="Heading_20_2">
      <style:paragraph-properties fo:text-align="start" style:justify-single-word="false"/>
      <style:text-properties officeooo:paragraph-rsid="00082830"/>
    </style:style>
    <style:style style:name="T1" style:family="text">
      <style:text-properties officeooo:rsid="00082830"/>
    </style:style>
    <style:style style:name="T2" style:family="text">
      <style:text-properties fo:font-size="14pt" style:text-underline-style="none" fo:font-weight="normal" officeooo:rsid="00082830" style:font-size-asian="12.25pt" style:font-weight-asian="normal" style:font-size-complex="14pt" style:font-weight-complex="normal"/>
    </style:style>
    <style:style style:name="T3" style:family="text">
      <style:text-properties fo:font-size="14pt" style:font-size-asian="14pt" style:font-size-complex="14pt"/>
    </style:style>
    <style:style style:name="T4" style:family="text">
      <style:text-properties fo:font-size="14pt" officeooo:rsid="0009c5aa" style:font-size-asian="14pt" style:font-size-complex="14pt"/>
    </style:style>
    <style:style style:name="T5" style:family="text">
      <style:text-properties fo:font-size="14pt" officeooo:rsid="000cc9e4" style:font-size-asian="14pt" style:font-size-complex="14pt"/>
    </style:style>
    <style:style style:name="T6" style:family="text">
      <style:text-properties fo:font-size="14pt" fo:font-weight="normal" style:font-size-asian="14pt" style:font-weight-asian="normal" style:font-size-complex="14pt" style:font-weight-complex="normal"/>
    </style:style>
    <style:style style:name="T7" style:family="text">
      <style:text-properties fo:font-size="14pt" fo:language="es" fo:country="ES" style:font-size-asian="14pt" style:font-size-complex="14pt"/>
    </style:style>
    <style:style style:name="T8" style:family="text">
      <style:text-properties fo:font-weight="normal" officeooo:rsid="00082830" style:font-weight-asian="normal" style:font-weight-complex="normal"/>
    </style:style>
    <style:style style:name="T9" style:family="text">
      <style:text-properties officeooo:rsid="0009c5aa"/>
    </style:style>
    <style:style style:name="T10" style:family="text">
      <style:text-properties fo:font-size="16pt" fo:font-weight="bold" officeooo:rsid="0009c5aa" style:font-size-asian="16pt" style:font-weight-asian="bold" style:font-size-complex="16pt" style:font-weight-complex="bold"/>
    </style:style>
    <style:style style:name="T11" style:family="text">
      <style:text-properties fo:font-size="16pt" fo:font-weight="bold" officeooo:rsid="00082830" style:font-size-asian="16pt" style:font-weight-asian="bold" style:font-size-complex="16pt" style:font-weight-complex="bold"/>
    </style:style>
    <style:style style:name="T12" style:family="text">
      <style:text-properties fo:font-size="16pt" style:text-underline-style="none" fo:font-weight="bold" officeooo:rsid="00082830" style:font-size-asian="16pt" style:font-weight-asian="bold" style:font-size-complex="16pt" style:font-weight-complex="bold"/>
    </style:style>
    <style:style style:name="T13" style:family="text">
      <style:text-properties officeooo:rsid="000cc9e4"/>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estaciones por desempleo de Maternidad y Paternidad, <text:span text:style-name="T9">Jubilacion, Muerte y Supervivencia</text:span></text:p>
      <text:p text:style-name="P2"/>
      <text:h text:style-name="P21" text:outline-level="2">INDICE</text:h>
      <text:h text:style-name="P21" text:outline-level="2">Definicion.</text:h>
      <text:p text:style-name="P5">Prestación.</text:p>
      <text:p text:style-name="P4">Duracion.</text:p>
      <text:p text:style-name="P4">Requisitos.</text:p>
      <text:p text:style-name="P4">Cuantia.</text:p>
      <text:p text:style-name="P4">Extincion.</text:p>
      <text:p text:style-name="P7"/>
      <text:p text:style-name="P17">Maternidad y Paternidad.</text:p>
      <text:p text:style-name="P7"><text:span text:style-name="T11">Definicion:</text:span><text:span text:style-name="T8"> </text:span>Es una prestación económica que trata de cubrir la pérdida de rentas o ingresos que sufren los trabajadores cuando se suspende el contrato o se interrumpe su actividad para disfrutar de los periodos de descanso por maternidad, adopción, acogimiento y tutela, legalmente establecidos.</text:p>
      <text:h text:style-name="P22" text:outline-level="2"><text:span text:style-name="T12">Prestación:</text:span><text:span text:style-name="T2"> </text:span><text:span text:style-name="T6">La prestación económica consiste en un subsidio equivalente al 100% de la </text:span><text:a xlink:type="simple" xlink:href="http://www.seg-social.es/Internet_1/Masinformacion/TramitesyGestiones/PrestaciondeMaterni43344/ssNODELINK/28302#6192"><text:span text:style-name="T6">base reguladora</text:span></text:a><text:span text:style-name="T6">  correspondiente, que se reconoce a todos los trabajadores que disfruten los periodos de descanso laboral legalmente establecidos en los supuestos de </text:span><text:a xlink:type="simple" xlink:href="http://www.seg-social.es/Internet_1/Masinformacion/TramitesyGestiones/PrestaciondeMaterni43344/ssNODELINK/28301#6191"><text:span text:style-name="T6">maternidad biológica, adopción, acogimiento familiar y tutela</text:span></text:a><text:span text:style-name="T6">. </text:span></text:h>
      <text:p text:style-name="Text_20_body"><text:span text:style-name="T6">En caso de parto múltiple, de adopción o acogimiento de más de un menor realizados de forma simultánea se reconocerá un </text:span><text:a xlink:type="simple" xlink:href="http://www.seg-social.es/Internet_1/Masinformacion/TramitesyGestiones/PrestaciondeMaterni43344/ssNODELINK/28302#28314"><text:span text:style-name="T6">subsidio especial</text:span></text:a><text:span text:style-name="T6"> por cada hijo, a partir del segundo, igual al que corresponda percibir por el primero durante el período de 6 semanas inmediatamente posteriores al parto, o en los casos de adopción o acogimiento, a partir de la decisión administrativa o judicial de acogimiento o de la resolución judicial que constituya la adopción.</text:span></text:p>
      <text:p text:style-name="Text_20_body"><text:span text:style-name="T6">En caso de parto, las trabajadoras que reúnan todos los requisitos para acceder a la prestación de maternidad, excepto el período mínimo de cotización, tendrán derecho a un </text:span><text:a xlink:type="simple" xlink:href="http://www.seg-social.es/Internet_1/Masinformacion/TramitesyGestiones/PrestaciondeMaterni43344/ssNODELINK/1286"><text:span text:style-name="T6">subsidio no contributivo</text:span></text:a><text:span text:style-name="T6">  durante los 42 días naturales siguientes al parto, en una cuantía equivalente al 100% del IPREM (Indicador público de renta de efectos múltiples) vigente en cada momento, excepto cuando las bases de cotización sean inferiores a éste.</text:span></text:p>
      <text:p text:style-name="P9"><text:soft-page-break/><text:span text:style-name="T11">Duración:</text:span><text:span text:style-name="T8"> </text:span>La duración del período de descanso es de 16 semanas ininterrumpidas, ampliable en  caso de parto, adopción o acogimiento múltiple, de discapacidad y de hospitalización del recién nacido.El período de descanso se podrá disfrutar en régimen de jornada completa o tiempo parcial. </text:p>
      <text:p text:style-name="P6">En caso de parto, cuando ambos progenitores trabajen, la madre, al iniciarse el período de descanso por maternidad,  podrá optar por que el otro progenitor disfrute de una parte determinada e ininterrumpida del período de descanso posterior al parto, de forma simultánea o sucesiva con el de la madre.</text:p>
      <text:p text:style-name="P6">En los casos de adopción y acogimiento, cuando ambos progenitores trabajen, el período de suspensión se distribuirá a opción de los interesados, que podrán disfrutarlo de forma simultánea o sucesiva.</text:p>
      <text:p text:style-name="P6">En los suspuestos de adopción internacional, cuando sea necesario el desplazamiento previo de los progenitores al país de origen del adoptado, el período de suspensión, previsto para cada caso en el presente apartado, podrá iniciarse hasta cuatro semanas antes de la resolución por la que se constituye la adopción.</text:p>
      <text:p text:style-name="Text_20_body"><text:span text:style-name="T3">En los casos en que la madre trabajadora reúna todos los requisitos salvo el período mínimo de cotización, la </text:span><text:a xlink:type="simple" xlink:href="http://www.seg-social.es/Internet_1/Masinformacion/TramitesyGestiones/PrestaciondeMaterni43344/ssLINK/117015#117015"><text:span text:style-name="T3">duración del subsidio no contributivo</text:span></text:a><text:span text:style-name="T3"> para la trabajadora será de 42 días naturales a partir del día del parto, que se incrementará en 14 días naturales en los casos de nacimiento de hijo: </text:span></text:p>
      <text:list xml:id="list4833569275797329039" text:style-name="L3">
        <text:list-item>
          <text:p text:style-name="P19">En una familia numerosa.</text:p>
        </text:list-item>
        <text:list-item>
          <text:p text:style-name="P19">En una familia monoparental.</text:p>
        </text:list-item>
        <text:list-item>
          <text:p text:style-name="P19">Parto múltiple.</text:p>
        </text:list-item>
        <text:list-item>
          <text:p text:style-name="P10">Cuando la madre o el hijo estén afectados de discapacidad en un grado igual o superior al 65 por ciento. </text:p>
        </text:list-item>
      </text:list>
      <text:p text:style-name="P6">El incremento de la duración es único, sin que proceda su acumulación cuando concurran dos o más circunstancias de las señaladas.</text:p>
      <text:p text:style-name="P9"><text:span text:style-name="T1">Beneficiario: </text:span>Los trabajadores por cuenta ajena y cuenta propia, incluidos los contratados para la formación y a tiempo parcial, cualquiera que fuera su sexo, que disfruten de los periodos de descanso por maternidad, adopción, acogimiento familiar, preadoptivo o permanente y tutela.</text:p>
      <text:p text:style-name="P8"><text:span text:style-name="T11">Requisitos: </text:span>Estar afiliados y en alta o en situación asimilada de alta. </text:p>
      <text:p text:style-name="P8">Tener cubierto un periodo de cotización de 180 días dentro de los 7 años inmediatamente anteriores a la fecha del parto o al inicio del descanso o, alternativamente, 360 días cotizados a lo largo de su vida laboral. </text:p>
      <text:p text:style-name="P8"><text:soft-page-break/>No obstante, este período mínimo es gradual, según la edad para los trabajadores que causen prestaciones por maternidad:  </text:p>
      <text:p text:style-name="P8">- Menores de 21 años: no se exige periodo mínimo de cotización</text:p>
      <text:p text:style-name="P8">- Cumplidos 21 años y menor de 26: 90 días cotizados dentro de los 7 años inmediatamente anteriores a la fecha del inicio del descanso o, alternativamente, 180 días cotizados a lo largo de la vida laboral.</text:p>
      <text:p text:style-name="P8">- Mayor de 26 años: 180 días dentro de los 7 años inmediatamente anteriores al momento del inicio del descanso o, alternativamente, 360 días cotizados a lo largo de su vida labora.</text:p>
      <text:p text:style-name="P6"><text:span text:style-name="T10">Ingresos o Cuantía:</text:span><text:span text:style-name="T9"> </text:span>Las solicitudes se formularán en los modelos normalizados establecidos por la Administración de la Seguridad Social y deberán contener los datos y circunstancias que establece el artículo 70 de la Ley 30/1992, de 26 de noviembre, de Régimen Jurídico de las Administraciones Públicas y del Procedimiento Administrativo Común.</text:p>
      <text:p text:style-name="P16"><text:span text:style-name="T10">Plazos o extinción:</text:span><text:span text:style-name="T4"> </text:span><text:span text:style-name="T3">El plazo máximo para resolver y notificar el procedimiento iniciado será de 30 días que se contarán desde la fecha en la que su solicitud ha tenido entrada en el registro de la Dirección Provincial del </text:span><text:span text:style-name="acronym"><text:span text:style-name="T7">INSS</text:span></text:span><text:span text:style-name="T3">.</text:span></text:p>
      <text:p text:style-name="Text_20_body"><text:span text:style-name="T3">El derecho al reconocimiento de la prestación </text:span><text:span text:style-name="Strong_20_Emphasis"><text:span text:style-name="T3">prescribe</text:span></text:span><text:span text:style-name="T3"> a los 5 años, contados desde el día siguiente al del hecho causante, sin perjuicio de que los efectos de tal reconocimiento se produzcan a partir de los 3 meses anteriores a la fecha de la solicitud.</text:span></text:p>
      <text:p text:style-name="Text_20_body"/>
      <text:p text:style-name="P18">Jubilacion Ordinaria </text:p>
      <text:p text:style-name="P13"><text:span text:style-name="T13">Duracion: </text:span>A partir de 1-1-2013, la edad de acceso a la pensión de jubilación depende de la edad del interesado y de las cotizaciones acumuladas a lo largo de su vida laboral, requiriendo haber cumplido la edad de:</text:p>
      <text:list xml:id="list1604662474853795919" text:style-name="L6">
        <text:list-item>
          <text:p text:style-name="P20">67 años o </text:p>
        </text:list-item>
        <text:list-item>
          <text:p text:style-name="P14">65 años cuando se acrediten 38 años y 6 meses de cotización. </text:p>
        </text:list-item>
      </text:list>
      <text:p text:style-name="P12">Este requisito será exigible, en todo caso, cuando se acceda a la pensión sin estar en alta o en situación asimilada a la de alta.</text:p>
      <text:p text:style-name="P12">Va desde 2013 con 35 años y 3 mneses o mas hasta 2027 o apartir de dicha fecha habiendo trabajado 38 años y 6 meses minimo podras jubilarte con 65 si tienes menos se jubilara con 67 años.</text:p>
      <text:p text:style-name="P13"><text:soft-page-break/><text:span text:style-name="T13">Cuantía: </text:span>La cuantía de la pensión se determina aplicando a la base reguladora el porcentaje general que corresponda en función de los años cotizados y, en su caso, el porcentaje adicional por prolongación de la vida laboral, cuando se acceda a la jubilación con una edad superior a la ordinaria vigente en cada momento y el coeficiente reductor que corresponda.</text:p>
      <text:p text:style-name="P13">Desde el 1‐1‐2013 hasta el 31‐12‐2016, el resultado de dividir por 280 las bases de cotización durante los 240 meses inmediatamente anteriores (fórmula de 20 años computables) al mes previo al del hecho causante, siempre que les resulte más favorable que la que le hubiese correspondido de acuerdo con lo indicado en la tabla anterior. </text:p>
      <text:p text:style-name="P13">Desde el 1‐1‐2017 hasta el 31‐12‐2021, el resultado de dividir por 350 las bases de cotización durante los 300 meses inmediatamente anteriores (25 años) al mes previo al del hecho causante, siempre que también les resulte más favorable. </text:p>
      <text:p text:style-name="P13">Lo indicado anteriormente se aplicará, asimismo, a los trabajadores por cuenta propia o autónomos cuando haya transcurrido un año desde la fecha en que hubieran agotado la prestación por cese de actividad (Ley 32/2010, de 5 de agosto).</text:p>
      <text:p text:style-name="P13"/>
      <text:p text:style-name="P6"/>
      <text:p text:style-name="P11"/>
      <text:p text:style-name="P15"><text:span text:style-name="T6"/></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acronym"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1T15:46:13.379700606</meta:creation-date>
    <dc:date>2016-04-21T16:39:01.983925952</dc:date>
    <meta:editing-duration>PT36M37S</meta:editing-duration>
    <meta:editing-cycles>2</meta:editing-cycles>
    <meta:generator>LibreOffice/4.2.8.2$Linux_X86_64 LibreOffice_project/420m0$Build-2</meta:generator>
    <meta:document-statistic meta:table-count="0" meta:image-count="0" meta:object-count="0" meta:page-count="4" meta:paragraph-count="43" meta:word-count="1166" meta:character-count="7142" meta:non-whitespace-character-count="6008"/>
  </office:meta>
</office:document-meta>
</file>